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non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2" style:family="graphic" style:parent-style-name="standard">
      <style:graphic-properties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3.25cm" svg:y="1.655cm">
          <text:p/>
          <draw:enhanced-geometry svg:viewBox="0 0 21600 21600" draw:mirror-vertical="false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frame draw:style-name="gr2" draw:layer="layout" svg:width="0.88cm" svg:height="1.018cm" svg:x="4.44cm" svg:y="8.0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84cm" svg:height="1.035cm" svg:x="11.67cm" svg:y="4.4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824cm" svg:height="1.052cm" svg:x="7.036cm" svg:y="9.9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3.175cm" svg:height="1.222cm" svg:x="4.05cm" svg:y="4.195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Ben</meta:initial-creator>
    <meta:creation-date>2006-09-21T14:11:42</meta:creation-date>
    <dc:date>2006-11-17T17:34:16</dc:date>
    <dc:language>en-US</dc:language>
    <meta:editing-cycles>3</meta:editing-cycles>
    <meta:editing-duration>PT13M47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u</math:mi>
    <math:annotation math:encoding="StarMath 5.0">u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h</math:mi>
    <math:annotation math:encoding="StarMath 5.0">h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qrt>
      <math:mrow>
        <math:msup>
          <math:mi>x</math:mi>
          <math:mn>2</math:mn>
        </math:msup>
        <math:mo math:stretchy="false"></math:mo>
        <math:msup>
          <math:mi>h</math:mi>
          <math:mn>2</math:mn>
        </math:msup>
      </math:mrow>
    </math:msqrt>
    <math:annotation math:encoding="StarMath 5.0">sqrt{x^2 + h^2} </math:annotation>
  </math:semantics>
</math:math>
</file>